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a50" officeooo:paragraph-rsid="00109a50"/>
    </style:style>
    <style:style style:name="P2" style:family="paragraph" style:parent-style-name="Standard">
      <style:text-properties officeooo:rsid="00109a50" officeooo:paragraph-rsid="00109a50"/>
    </style:style>
    <style:style style:name="P3" style:family="paragraph" style:parent-style-name="Standard">
      <style:text-properties officeooo:rsid="0014e09f" officeooo:paragraph-rsid="0014e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mectric security. </text:p>
      <text:p text:style-name="P1">Token security, something you have.</text:p>
      <text:p text:style-name="P1">Password. Something you know.</text:p>
      <text:p text:style-name="P1"/>
      <text:p text:style-name="P3">A loopback interface,</text:p>
      <text:p text:style-name="P3">Which is called a virtual interfac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53:46.766135980</meta:creation-date>
    <dc:date>2022-05-03T13:42:38.451319060</dc:date>
    <meta:editing-duration>PT48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0" meta:character-count="142" meta:non-whitespace-character-count="126"/>
  </office:meta>
</office:document-meta>
</file>